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3D00000051624F4D67B901907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125cm" table:align="left" style:writing-mode="lr-tb"/>
    </style:style>
    <style:style style:name="Tabela2.A" style:family="table-column">
      <style:table-column-properties style:column-width="4.886cm"/>
    </style:style>
    <style:style style:name="Tabela2.B" style:family="table-column">
      <style:table-column-properties style:column-width="5.489cm"/>
    </style:style>
    <style:style style:name="Tabela2.C" style:family="table-column">
      <style:table-column-properties style:column-width="1.251cm"/>
    </style:style>
    <style:style style:name="Tabela2.D" style:family="table-column">
      <style:table-column-properties style:column-width="4.5cm"/>
    </style:style>
    <style:style style:name="Tabela2.1" style:family="table-row">
      <style:table-row-properties style:min-row-height="0.794cm" fo:keep-together="always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B1" style:family="table-cell">
      <style:table-cell-properties style:vertical-align="top" fo:background-color="#f2f2f2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1.296cm" fo:keep-together="always"/>
    </style:style>
    <style:style style:name="Tabela2.3" style:family="table-row">
      <style:table-row-properties fo:keep-together="auto"/>
    </style:style>
    <style:style style:name="Tabela2.4" style:family="table-row">
      <style:table-row-properties fo:keep-together="auto"/>
    </style:style>
    <style:style style:name="Tabela3" style:family="table">
      <style:table-properties style:width="16.323cm" fo:margin-left="0cm" table:align="left" style:writing-mode="lr-tb"/>
    </style:style>
    <style:style style:name="Tabela3.A" style:family="table-column">
      <style:table-column-properties style:column-width="16.323cm"/>
    </style:style>
    <style:style style:name="Tabela3.1" style:family="table-row">
      <style:table-row-properties style:min-row-height="1.154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267cm" fo:margin-left="0cm" table:align="left" style:writing-mode="lr-tb"/>
    </style:style>
    <style:style style:name="Tabela4.A" style:family="table-column">
      <style:table-column-properties style:column-width="16.267cm"/>
    </style:style>
    <style:style style:name="Tabela4.1" style:family="table-row">
      <style:table-row-properties style:min-row-height="0.93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6.267cm" fo:margin-left="0cm" table:align="left" style:writing-mode="lr-tb"/>
    </style:style>
    <style:style style:name="Tabela5.A" style:family="table-column">
      <style:table-column-properties style:column-width="16.267cm"/>
    </style:style>
    <style:style style:name="Tabela5.1" style:family="table-row">
      <style:table-row-properties style:min-row-height="0.56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6.298cm" fo:margin-left="0cm" table:align="left" style:writing-mode="lr-tb"/>
    </style:style>
    <style:style style:name="Tabela6.A" style:family="table-column">
      <style:table-column-properties style:column-width="16.29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267cm" fo:margin-left="0cm" table:align="left" style:writing-mode="lr-tb"/>
    </style:style>
    <style:style style:name="Tabela7.A" style:family="table-column">
      <style:table-column-properties style:column-width="16.267cm"/>
    </style:style>
    <style:style style:name="Tabela7.1" style:family="table-row">
      <style:table-row-properties style:min-row-height="0.93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6.267cm" fo:margin-left="0cm" table:align="left" style:writing-mode="lr-tb"/>
    </style:style>
    <style:style style:name="Tabela8.A" style:family="table-column">
      <style:table-column-properties style:column-width="16.267cm"/>
    </style:style>
    <style:style style:name="Tabela8.1" style:family="table-row">
      <style:table-row-properties style:min-row-height="0.93cm"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896cm" fo:margin-left="0cm" table:align="left" style:writing-mode="lr-tb"/>
    </style:style>
    <style:style style:name="Tabela9.A" style:family="table-column">
      <style:table-column-properties style:column-width="15.896cm"/>
    </style:style>
    <style:style style:name="Tabela9.1" style:family="table-row">
      <style:table-row-properties style:min-row-height="0.815cm"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text-properties fo:language="pt" fo:country="BR" style:language-asian="pt" style:country-asian="BR"/>
    </style:style>
    <style:style style:name="P2" style:family="paragraph" style:parent-style-name="Header">
      <style:paragraph-properties fo:line-height="150%"/>
      <style:text-properties style:font-name="Arial" fo:font-size="12pt" fo:language="pt" fo:country="BR" style:font-size-asian="12pt" style:font-name-complex="Arial" style:font-size-complex="12pt"/>
    </style:style>
    <style:style style:name="P3" style:family="paragraph" style:parent-style-name="Header">
      <style:paragraph-properties fo:line-height="150%" fo:text-align="center" style:justify-single-word="fals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language="pt" fo:country="BR" style:font-size-asian="12pt" style:font-name-complex="Arial" style:font-size-complex="12pt"/>
    </style:style>
    <style:style style:name="P5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0ec7d9" officeooo:paragraph-rsid="000ec7d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11350d" officeooo:paragraph-rsid="0011350d" style:font-size-asian="12pt" style:font-name-complex="Arial" style:font-size-complex="12pt"/>
    </style:style>
    <style:style style:name="P7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11350d" officeooo:paragraph-rsid="0021b72e" style:font-size-asian="12pt" style:font-name-complex="Arial" style:font-size-complex="12pt"/>
    </style:style>
    <style:style style:name="P8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131ac9" officeooo:paragraph-rsid="0021b72e" style:font-size-asian="12pt" style:font-name-complex="Arial" style:font-size-complex="12pt"/>
    </style:style>
    <style:style style:name="P9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2366f6" officeooo:paragraph-rsid="002366f6" style:font-size-asian="12pt" style:font-name-complex="Arial" style:font-size-complex="12pt"/>
    </style:style>
    <style:style style:name="P10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2810dc" officeooo:paragraph-rsid="002810dc" style:font-size-asian="12pt" style:font-name-complex="Arial" style:font-size-complex="12pt"/>
    </style:style>
    <style:style style:name="P11" style:family="paragraph" style:parent-style-name="Standard">
      <style:paragraph-properties fo:line-height="100%" fo:text-align="justify" style:justify-single-word="false" style:snap-to-layout-grid="false"/>
      <style:text-properties style:font-name="Arial" fo:font-size="12pt" fo:language="pt" fo:country="BR" officeooo:rsid="002810dc" officeooo:paragraph-rsid="002810dc" style:font-size-asian="12pt" style:font-name-complex="Arial" style:font-size-complex="12pt"/>
    </style:style>
    <style:style style:name="P12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226208" officeooo:paragraph-rsid="0021b72e" style:font-size-asian="12pt" style:font-name-complex="Arial" style:font-size-complex="12pt"/>
    </style:style>
    <style:style style:name="P13" style:family="paragraph" style:parent-style-name="Standard">
      <style:paragraph-properties fo:line-height="150%" style:snap-to-layout-grid="false"/>
      <style:text-properties style:font-name="Arial" fo:font-size="12pt" fo:language="pt" fo:country="BR" officeooo:rsid="00251152" officeooo:paragraph-rsid="00251152" style:font-size-asian="12pt" style:font-name-complex="Arial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fo:language="pt" fo:country="BR" officeooo:rsid="002c02d3" officeooo:paragraph-rsid="002c02d3" style:font-size-asian="12pt" style:font-name-complex="Arial" style:font-size-complex="12pt"/>
    </style:style>
    <style:style style:name="P15" style:family="paragraph" style:parent-style-name="Standard">
      <style:paragraph-properties fo:line-height="150%" fo:text-align="justify" style:justify-single-word="false" style:snap-to-layout-grid="false"/>
      <style:text-properties style:font-name="Arial" fo:font-size="12pt" fo:language="pt" fo:country="BR" officeooo:rsid="003964d1" officeooo:paragraph-rsid="003964d1" style:font-size-asian="12pt" style:font-name-complex="Arial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language="pt" fo:country="BR" officeooo:rsid="00372a78" officeooo:paragraph-rsid="00372a78" style:font-size-asian="12pt" style:font-name-complex="Arial" style:font-size-complex="12pt"/>
    </style:style>
    <style:style style:name="P17" style:family="paragraph" style:parent-style-name="Standard">
      <style:paragraph-properties fo:line-height="150%"/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P18" style:family="paragraph" style:parent-style-name="Standard">
      <style:paragraph-properties fo:line-height="150%"/>
      <style:text-properties style:font-name="Arial" fo:font-size="12pt" fo:language="pt" fo:country="BR" fo:font-weight="bold" style:font-size-asian="12pt" style:font-weight-asian="bold" style:font-name-complex="Arial" style:font-size-complex="12pt" style:font-style-complex="italic"/>
    </style:style>
    <style:style style:name="P19" style:family="paragraph" style:parent-style-name="Standard">
      <style:paragraph-properties fo:line-height="150%" style:snap-to-layout-grid="false"/>
      <style:text-properties style:font-name="Arial" fo:font-size="12pt" fo:language="pt" fo:country="BR" fo:font-weight="bold" style:font-size-asian="12pt" style:font-weight-asian="bold" style:font-name-complex="Arial" style:font-size-complex="12pt" style:font-style-complex="italic"/>
    </style:style>
    <style:style style:name="P20" style:family="paragraph" style:parent-style-name="Standard">
      <style:paragraph-properties fo:line-height="150%" style:snap-to-layout-grid="false"/>
      <style:text-properties style:font-name="Arial" fo:font-size="12pt" fo:language="pt" fo:country="BR" fo:font-weight="bold" officeooo:rsid="0008d6e0" officeooo:paragraph-rsid="0008d6e0" style:font-size-asian="12pt" style:font-weight-asian="bold" style:font-name-complex="Arial" style:font-size-complex="12pt" style:font-style-complex="italic"/>
    </style:style>
    <style:style style:name="P21" style:family="paragraph" style:parent-style-name="Standard">
      <style:paragraph-properties fo:line-height="150%" style:snap-to-layout-grid="false"/>
      <style:text-properties style:font-name="Arial" fo:font-size="12pt" fo:language="pt" fo:country="BR" fo:font-weight="bold" officeooo:rsid="004a0155" officeooo:paragraph-rsid="004a0155" style:font-size-asian="12pt" style:font-weight-asian="bold" style:font-name-complex="Arial" style:font-size-complex="12pt" style:font-style-complex="italic"/>
    </style:style>
    <style:style style:name="P22" style:family="paragraph" style:parent-style-name="Standard">
      <style:paragraph-properties fo:line-height="150%"/>
      <style:text-properties style:use-window-font-color="true" style:font-name="Arial" fo:font-size="12pt" fo:language="pt" fo:country="BR" fo:font-weight="bold" style:font-name-asian="Times New Roman" style:font-size-asian="12pt" style:font-weight-asian="bold" style:font-name-complex="Arial" style:font-size-complex="12pt" style:language-complex="en" style:country-complex="US" style:font-weight-complex="bold"/>
    </style:style>
    <style:style style:name="P23" style:family="paragraph" style:parent-style-name="Standard">
      <style:paragraph-properties fo:line-height="150%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 style:snap-to-layout-grid="false"/>
      <style:text-properties officeooo:paragraph-rsid="003964d1"/>
    </style:style>
    <style:style style:name="P25" style:family="paragraph" style:parent-style-name="Standard">
      <style:paragraph-properties fo:margin-left="4.001cm" fo:margin-right="0cm" fo:line-height="100%" fo:text-align="justify" style:justify-single-word="false" fo:text-indent="0cm" style:auto-text-indent="false" style:snap-to-layout-grid="false" style:writing-mode="lr-tb"/>
      <style:text-properties style:font-name="Arial" fo:font-size="10pt" fo:language="pt" fo:country="BR" officeooo:rsid="002a2611" officeooo:paragraph-rsid="002a2611" style:font-size-asian="10pt" style:font-name-complex="Arial" style:font-size-complex="10pt"/>
    </style:style>
    <style:style style:name="P26" style:family="paragraph" style:parent-style-name="Standard">
      <style:paragraph-properties fo:margin-left="4.001cm" fo:margin-right="0cm" fo:line-height="100%" fo:text-align="justify" style:justify-single-word="false" fo:text-indent="0cm" style:auto-text-indent="false" style:snap-to-layout-grid="false" style:writing-mode="lr-tb"/>
      <style:text-properties style:font-name="Arial" fo:font-size="10pt" fo:language="pt" fo:country="BR" officeooo:paragraph-rsid="002810dc" style:font-size-asian="10pt" style:font-name-complex="Arial" style:font-size-complex="10pt"/>
    </style:style>
    <style:style style:name="P27" style:family="paragraph" style:parent-style-name="_30_0-ppga_5f_CAPA">
      <style:paragraph-properties fo:line-height="150%" fo:text-align="start" style:justify-single-word="false" style:snap-to-layout-grid="false"/>
      <style:text-properties style:font-name="Arial" fo:font-size="12pt" fo:language="pt" fo:country="BR" fo:font-weight="normal" officeooo:rsid="000d1adb" officeooo:paragraph-rsid="000c1bd3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indent="0cm" style:auto-text-indent="false" style:snap-to-layout-grid="false"/>
      <style:text-properties style:font-name="Arial" fo:font-size="12pt" fo:language="pt" fo:country="BR" style:font-size-asian="12pt" style:language-asian="pt" style:country-asian="BR" style:font-name-complex="Arial" style:font-size-complex="12pt"/>
    </style:style>
    <style:style style:name="P29" style:family="paragraph" style:parent-style-name="Referência">
      <style:text-properties officeooo:paragraph-rsid="00313186"/>
    </style:style>
    <style:style style:name="P30" style:family="paragraph" style:parent-style-name="Referência">
      <style:text-properties officeooo:paragraph-rsid="00346c65"/>
    </style:style>
    <style:style style:name="P31" style:family="paragraph" style:parent-style-name="Referência">
      <style:text-properties fo:font-size="12pt" officeooo:paragraph-rsid="003964d1" style:font-size-asian="12pt" style:font-size-complex="12pt"/>
    </style:style>
    <style:style style:name="P32" style:family="paragraph" style:parent-style-name="Referência">
      <style:text-properties fo:font-size="12pt" officeooo:rsid="003964d1" officeooo:paragraph-rsid="003964d1" style:font-size-asian="12pt" style:font-size-complex="12pt"/>
    </style:style>
    <style:style style:name="P33" style:family="paragraph" style:parent-style-name="Referência">
      <style:text-properties fo:font-size="12pt" officeooo:rsid="003c8c0b" officeooo:paragraph-rsid="003c8c0b" style:font-size-asian="12pt" style:font-size-complex="12pt"/>
    </style:style>
    <style:style style:name="P34" style:family="paragraph" style:parent-style-name="Referência">
      <style:text-properties officeooo:rsid="00460054" officeooo:paragraph-rsid="00460054"/>
    </style:style>
    <style:style style:name="P35" style:family="paragraph" style:parent-style-name="Referência">
      <style:text-properties style:font-name="Arial" fo:font-size="12pt" fo:language="pt" fo:country="BR" fo:font-weight="normal" officeooo:rsid="002d9e07" officeooo:paragraph-rsid="003964d1" style:font-size-asian="12pt" style:font-weight-asian="normal" style:font-name-complex="Arial" style:font-size-complex="12pt" style:font-weight-complex="normal"/>
    </style:style>
    <style:style style:name="P36" style:family="paragraph" style:parent-style-name="Referência">
      <style:text-properties style:font-name="Arial" fo:font-size="12pt" fo:language="pt" fo:country="BR" fo:font-weight="normal" officeooo:rsid="002d9e07" officeooo:paragraph-rsid="00313186" style:font-size-asian="12pt" style:font-weight-asian="normal" style:font-name-complex="Arial" style:font-size-complex="12pt" style:font-weight-complex="normal"/>
    </style:style>
    <style:style style:name="P37" style:family="paragraph" style:parent-style-name="Referência">
      <style:text-properties style:font-name="Arial" fo:font-size="12pt" fo:language="pt" fo:country="BR" fo:font-weight="normal" officeooo:rsid="003344dc" officeooo:paragraph-rsid="00313186" style:font-size-asian="12pt" style:font-weight-asian="normal" style:font-name-complex="Arial" style:font-size-complex="12pt" style:font-weight-complex="normal"/>
    </style:style>
    <style:style style:name="P38" style:family="paragraph" style:parent-style-name="Referência">
      <style:text-properties style:font-name="Arial1" fo:font-size="12pt" fo:language="pt" fo:country="BR" fo:font-weight="normal" officeooo:rsid="002d9e07" officeooo:paragraph-rsid="00313186" style:font-size-asian="12pt" style:font-weight-asian="normal" style:font-name-complex="Arial" style:font-size-complex="12pt" style:font-weight-complex="normal"/>
    </style:style>
    <style:style style:name="P39" style:family="paragraph" style:parent-style-name="Standard">
      <style:paragraph-properties fo:line-height="150%" fo:text-align="justify" style:justify-single-word="false" style:snap-to-layout-grid="false"/>
      <style:text-properties fo:color="#ff3333" style:font-name="Arial" fo:font-size="12pt" fo:language="pt" fo:country="BR" officeooo:rsid="00211079" officeooo:paragraph-rsid="0021b72e" style:font-size-asian="12pt" style:font-name-complex="Arial" style:font-size-complex="12pt"/>
    </style:style>
    <style:style style:name="P40" style:family="paragraph" style:parent-style-name="Standard">
      <style:paragraph-properties fo:line-height="150%" fo:text-align="justify" style:justify-single-word="false" style:snap-to-layout-grid="false"/>
      <style:text-properties fo:color="#ff3333" style:font-name="Arial" fo:font-size="12pt" fo:language="pt" fo:country="BR" officeooo:rsid="00226208" officeooo:paragraph-rsid="0021b72e" style:font-size-asian="12pt" style:font-name-complex="Arial" style:font-size-complex="12pt"/>
    </style:style>
    <style:style style:name="P41" style:family="paragraph" style:parent-style-name="Standard">
      <style:paragraph-properties fo:line-height="150%" fo:text-align="justify" style:justify-single-word="false" style:snap-to-layout-grid="false"/>
      <style:text-properties fo:color="#ff3333" style:font-name="Arial" fo:font-size="12pt" fo:language="pt" fo:country="BR" officeooo:rsid="004af066" officeooo:paragraph-rsid="004af066" style:font-size-asian="12pt" style:font-name-complex="Arial" style:font-size-complex="12pt"/>
    </style:style>
    <style:style style:name="P42" style:family="paragraph" style:parent-style-name="Header" style:master-page-name="Standard">
      <style:paragraph-properties fo:line-height="150%" fo:text-align="justify" style:justify-single-word="false" style:page-number="auto"/>
      <style:text-properties fo:language="pt" fo:country="BR"/>
    </style:style>
    <style:style style:name="T1" style:family="text">
      <style:text-properties officeooo:rsid="0010bca4"/>
    </style:style>
    <style:style style:name="T2" style:family="text">
      <style:text-properties officeooo:rsid="0010d500"/>
    </style:style>
    <style:style style:name="T3" style:family="text">
      <style:text-properties officeooo:rsid="00115105"/>
    </style:style>
    <style:style style:name="T4" style:family="text">
      <style:text-properties officeooo:rsid="001418d8"/>
    </style:style>
    <style:style style:name="T5" style:family="text">
      <style:text-properties officeooo:rsid="00195939"/>
    </style:style>
    <style:style style:name="T6" style:family="text">
      <style:text-properties officeooo:rsid="0019e9c5"/>
    </style:style>
    <style:style style:name="T7" style:family="text">
      <style:text-properties officeooo:rsid="001f3d5c"/>
    </style:style>
    <style:style style:name="T8" style:family="text">
      <style:text-properties officeooo:rsid="0021b72e"/>
    </style:style>
    <style:style style:name="T9" style:family="text">
      <style:text-properties officeooo:rsid="0028d3df"/>
    </style:style>
    <style:style style:name="T10" style:family="text">
      <style:text-properties officeooo:rsid="002f990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fd46" style:font-weight-asian="bold" style:font-weight-complex="bold"/>
    </style:style>
    <style:style style:name="T14" style:family="text">
      <style:text-properties fo:language="pt" fo:country="BR" officeooo:rsid="002d9e07" style:font-name-complex="Arial"/>
    </style:style>
    <style:style style:name="T15" style:family="text">
      <style:text-properties fo:language="pt" fo:country="BR" officeooo:rsid="003964d1" style:font-name-complex="Arial"/>
    </style:style>
    <style:style style:name="T16" style:family="text">
      <style:text-properties fo:language="pt" fo:country="BR" fo:font-weight="bold" officeooo:rsid="002d9e07" style:font-weight-asian="bold" style:font-name-complex="Arial" style:font-weight-complex="bold"/>
    </style:style>
    <style:style style:name="T17" style:family="text">
      <style:text-properties style:font-name="Arial" fo:font-size="12pt" fo:language="pt" fo:country="BR" fo:font-weight="bold" officeooo:rsid="002d9e07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fo:language="pt" fo:country="BR" fo:font-weight="bold" officeooo:rsid="003344dc" style:font-size-asian="12pt" style:font-weight-asian="bold" style:font-name-complex="Arial" style:font-size-complex="12pt" style:font-weight-complex="bold"/>
    </style:style>
    <style:style style:name="T19" style:family="text">
      <style:text-properties style:font-name="Arial" fo:font-size="12pt" fo:language="pt" fo:country="BR" fo:font-weight="normal" officeooo:rsid="002d9e07" style:font-size-asian="12pt" style:font-weight-asian="normal" style:font-name-complex="Arial" style:font-size-complex="12pt" style:font-weight-complex="normal"/>
    </style:style>
    <style:style style:name="T20" style:family="text">
      <style:text-properties style:font-name="Arial" fo:font-size="12pt" fo:language="pt" fo:country="BR" fo:font-weight="normal" officeooo:rsid="003177cd" style:font-size-asian="12pt" style:font-weight-asian="normal" style:font-name-complex="Arial" style:font-size-complex="12pt" style:font-weight-complex="normal"/>
    </style:style>
    <style:style style:name="T21" style:family="text">
      <style:text-properties style:font-name="Arial" fo:font-size="12pt" fo:language="pt" fo:country="BR" fo:font-weight="normal" officeooo:rsid="003344dc" style:font-size-asian="12pt" style:font-weight-asian="normal" style:font-name-complex="Arial" style:font-size-complex="12pt" style:font-weight-complex="normal"/>
    </style:style>
    <style:style style:name="T22" style:family="text">
      <style:text-properties style:font-name="Arial" fo:font-size="12pt" fo:language="pt" fo:country="BR" officeooo:rsid="002d9e07" style:font-size-asian="12pt" style:font-name-complex="Arial" style:font-size-complex="12pt"/>
    </style:style>
    <style:style style:name="T23" style:family="text">
      <style:text-properties style:font-name="Arial" fo:font-size="12pt" fo:language="pt" fo:country="BR" officeooo:rsid="003964d1" style:font-size-asian="12pt" style:font-name-complex="Arial" style:font-size-complex="12pt"/>
    </style:style>
    <style:style style:name="T24" style:family="text">
      <style:text-properties style:font-name="Arial" fo:font-size="12pt" fo:language="pt" fo:country="BR" officeooo:rsid="003b502a" style:font-size-asian="12pt" style:font-name-complex="Arial" style:font-size-complex="12pt"/>
    </style:style>
    <style:style style:name="T25" style:family="text">
      <style:text-properties style:font-name="Arial" fo:font-size="12pt" fo:language="pt" fo:country="BR" officeooo:rsid="003c8c0b" style:font-size-asian="12pt" style:font-name-complex="Arial" style:font-size-complex="12pt"/>
    </style:style>
    <style:style style:name="T26" style:family="text">
      <style:text-properties style:font-name="Arial" fo:language="pt" fo:country="BR" fo:font-weight="normal" officeooo:rsid="002d9e07" style:font-weight-asian="normal" style:font-name-complex="Arial" style:font-weight-complex="normal"/>
    </style:style>
    <style:style style:name="T27" style:family="text">
      <style:text-properties style:font-name="Arial" fo:language="pt" fo:country="BR" fo:font-weight="bold" officeooo:rsid="002d9e07" style:font-weight-asian="bold" style:font-name-complex="Arial" style:font-weight-complex="bold"/>
    </style:style>
    <style:style style:name="T28" style:family="text">
      <style:text-properties style:font-name="Arial1" fo:font-size="12pt" fo:language="pt" fo:country="BR" fo:font-weight="normal" officeooo:rsid="002d9e07" style:font-size-asian="12pt" style:font-weight-asian="normal" style:font-name-complex="Arial" style:font-size-complex="12pt" style:font-weight-complex="normal"/>
    </style:style>
    <style:style style:name="T29" style:family="text">
      <style:text-properties style:font-name="Arial1" fo:font-size="12pt" fo:language="pt" fo:country="BR" fo:font-weight="normal" officeooo:rsid="00346c65" style:font-size-asian="12pt" style:font-weight-asian="normal" style:font-name-complex="Arial" style:font-size-complex="12pt" style:font-weight-complex="normal"/>
    </style:style>
    <style:style style:name="T30" style:family="text">
      <style:text-properties style:font-name="Arial1" fo:font-size="12pt" fo:language="pt" fo:country="BR" fo:font-weight="bold" officeooo:rsid="002d9e07" style:font-size-asian="12pt" style:font-weight-asian="bold" style:font-name-complex="Arial" style:font-size-complex="12pt" style:font-weight-complex="bold"/>
    </style:style>
    <style:style style:name="T31" style:family="text">
      <style:text-properties style:font-name="Arial1" fo:font-size="12pt" style:font-size-asian="12pt" style:font-size-complex="12pt"/>
    </style:style>
    <style:style style:name="T32" style:family="text">
      <style:text-properties style:font-name="Arial1" fo:font-size="12pt" officeooo:rsid="00346c65" style:font-size-asian="12pt" style:font-size-complex="12pt"/>
    </style:style>
    <style:style style:name="T33" style:family="text">
      <style:text-properties officeooo:rsid="003e9cb9"/>
    </style:style>
    <style:style style:name="T34" style:family="text">
      <style:text-properties officeooo:rsid="004a0155"/>
    </style:style>
    <style:style style:name="T35" style:family="text">
      <style:text-properties officeooo:rsid="004af06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3">Proposta de TCC: Versão Inicial</text:p>
      <text:p text:style-name="P3"/>
      <text:p text:style-name="P3">Artigo Científico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8">Nome do Aluno</text:p>
          </table:table-cell>
          <table:table-cell table:style-name="Tabela2.B1" table:number-columns-spanned="3" office:value-type="string">
            <text:p text:style-name="P20">Rafael Alves Ribeiro</text:p>
          </table:table-cell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18">Curso</text:p>
          </table:table-cell>
          <table:table-cell table:style-name="Tabela2.B1" table:number-columns-spanned="3" office:value-type="string">
            <text:p text:style-name="P20">Análise de Inteligência de Negócio</text:p>
            <text:p text:style-name="P18"/>
          </table:table-cell>
          <table:covered-table-cell/>
          <table:covered-table-cell/>
        </table:table-row>
        <table:table-row table:style-name="Tabela2.3">
          <table:table-cell table:style-name="Tabela2.A1" office:value-type="string">
            <text:p text:style-name="P19"/>
          </table:table-cell>
          <table:table-cell table:style-name="Tabela2.A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ela2.4">
          <table:table-cell table:style-name="Tabela2.A1" office:value-type="string">
            <text:p text:style-name="P18">Turma</text:p>
          </table:table-cell>
          <table:table-cell table:style-name="Tabela2.B1" office:value-type="string">
            <text:p text:style-name="P21">TCC- Alunos 2016-3</text:p>
          </table:table-cell>
          <table:table-cell table:style-name="Tabela2.A1" office:value-type="string">
            <text:p text:style-name="P18">Data</text:p>
          </table:table-cell>
          <table:table-cell table:style-name="Tabela2.B1" office:value-type="string">
            <text:p text:style-name="P20"><text:span text:style-name="T34">20</text:span>/<text:span text:style-name="T34">10</text:span>/2017</text:p>
          </table:table-cell>
        </table:table-row>
      </table:table>
      <text:p text:style-name="P4"/>
      <text:p text:style-name="P4"/>
      <text:p text:style-name="P4"/>
      <text:p text:style-name="P17">Tema escolhido</text:p>
      <text:p text:style-name="P17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8"/>
          </table:table-cell>
        </table:table-row>
      </table:table>
      <text:p text:style-name="P4"/>
      <text:p text:style-name="P4"/>
      <text:p text:style-name="P17">Título do artigo</text:p>
      <text:p text:style-name="P17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7">Processamento de Linguagem Natural para Classificação de Conteúdo Textual: Um Estudo de Caso Aplicado aos Dados de Financiamento Privado de Campanhas nas Eleições de 2016 </text:p>
          </table:table-cell>
        </table:table-row>
      </table:table>
      <text:p text:style-name="P17"/>
      <text:p text:style-name="P22">Problema de Pesquisa</text:p>
      <text:p text:style-name="P23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5">“O financiamento de campanhas eleitorais é um componente de grande importância no funcionamento de regimes democráticos” (SZTUTMAN, ALDRIGHI, 2012, <text:span text:style-name="T2">p. 1</text:span>). No Brasil, <text:span text:style-name="T1">historicamente tem prevalecido o financiamento privado de campanhas por pessoas jurídicas, agentes com grande poder econômico e forte capacidade de organização.</text:span></text:p>
            <text:p text:style-name="P5"/>
            <text:p text:style-name="P6"><text:span text:style-name="T4">Apesar de serem um instrumento legal de participação política, as doações privadas realizadas por grupos empresariais podem ser consideradas um fator de </text:span><text:soft-page-break/><text:span text:style-name="T4">desequilíbrio no jogo democrático. </text:span>Tanto Claessen, Feijen e Leven (2008) como Boas, Hidalgo e Richardson (2011) ressaltam que as conexões politicas <text:span text:style-name="T3">criadas pelas empresas com </text:span>doações a campanhas eleitorais <text:span text:style-name="T3">resultam em algum tipo de favorecimento político. Este favorecimento se traduz em uma maior expectativa de retorno dos investidores, no acesso preferencial as fontes de financiamento e em um maior número de contratos públicos atendidos.</text:span></text:p>
            <text:p text:style-name="P6"/>
            <text:p text:style-name="P8"><text:span text:style-name="T8">Evidenciando ainda mais o efeito danoso da atuação de grupos empresariais no financiamento de campanhas, em 2014, a segunda etapa da operação Lava Jato trouxe à tona </text:span>uma série de escândalos de prática de lavagem de dinheiro, corrupção e fraudes em licitações <text:span text:style-name="T5">envolvendo</text:span> grandes grupos empresariais <text:span text:style-name="T6">organizados em cartel</text:span> e a estatal Petrobr<text:span text:style-name="T7">a</text:span>s. </text:p>
            <text:p text:style-name="P7"/>
            <text:p text:style-name="P41">PODE IR PARA JUSTIFICATIVA</text:p>
            <text:p text:style-name="P39">Com objetivo de garantir autenticidade do processo eleitoral e assegurar <text:s/>transparência das relações entre o Poder Público e os agentes econômicos, em 2011, o Supremo Tribunal Federal deu início a Ação Direta de Inconstitucionalidade 4.650. <text:span text:style-name="T8">O julgamento da ação foi concluído em setembro de 2015 com a declaração da inconstitucionalidade dos dispositivos legais que autorizavam as contribuições de pessoas jurídicas às campanhas eleitorais.</text:span></text:p>
            <text:p text:style-name="P40"/>
            <text:p text:style-name="P12">A ação do Supremo Tribunal e a pressão dos setores da sociedade culminou na <text:s/>realização da Reforma Eleitoral 2015 (Lei nº 13.165/2015), que proibiu o financiamento eleitoral por pessoas jurídicas, restringindo o aporte de recursos a doações de pessoas físicas e valores do Fundo Partidário. </text:p>
            <text:p text:style-name="P9"/>
            <text:p text:style-name="P9">Diante das mudanças no financiamento eleitoral apresentadas, a questão de pesquisa que se colocou neste trabalho é “Qual foi a influência da proibição do financiamento de campanhas por pessoas jurídicas nos gastos em campanhas eleitorais do pleito de 2016?”</text:p>
          </table:table-cell>
        </table:table-row>
      </table:table>
      <text:p text:style-name="P4"/>
      <text:p text:style-name="P4"/>
      <text:p text:style-name="P4"/>
      <text:p text:style-name="P4"/>
      <text:p text:style-name="P4"><text:soft-page-break/></text:p>
      <text:p text:style-name="P17">Objetivo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3">Para identificar o efeito da proibição do financiamento político realizado por pessoas jurídicas, o presente trabalho propõe-se a classificar e comparar os gastos em realizados nas campanhas eleitorais das eleições de 2016 e 201<text:span text:style-name="T35">2</text:span>.</text:p>
          </table:table-cell>
        </table:table-row>
      </table:table>
      <text:p text:style-name="P17"/>
      <text:p text:style-name="P17">Justificativa</text:p>
      <text:p text:style-name="P17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6">Nos últimos anos o sistema de financiamento eleitoral brasileiro passou por transformações que alteraram significativamente as fontes de recursos disponíveis para as campanhas políticas. Com a análise dos dados contidos no repositório de dados de dados eleitorais, este trabalho se propõe a promover uma melhor compreensão da dinâmica eleitoral do país, extraindo informações que possam servir como referência para futuros estudos e discussões sobre o tema.</text:p>
          </table:table-cell>
        </table:table-row>
      </table:table>
      <text:p text:style-name="P4"/>
      <text:p text:style-name="P4"/>
      <text:p text:style-name="P17">Metodologia </text:p>
      <text:p text:style-name="P4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5">Segundo Ander-Egg (1978, apud LAKATOS e MARCONI, 2001, p. 155), a pesquisa é um “procedimento reflexivo sistemático, controlado e crítico, que permite descobrir novos fatos ou dados, relações ou leis, em qualquer campo do conhecimento”.</text:p>
            <text:p text:style-name="P15"/>
            <text:p text:style-name="P15">De acordo com Cervo e Bervian (1996), a pesquisa parte, pois, de uma dúvida ou problema e, com o uso do método científico, busca uma resposta ou solução.</text:p>
            <text:p text:style-name="P15"/>
            <text:p text:style-name="P24"><text:span text:style-name="T23">Entende-se que utilização da pesquisa exploratória, se justifica pela necessidade. De utilização de métodos e técnicas para a análise dos dados do repositorio eleitoral com vistas oferecer informações sobre as alteraçãoes na dinâmica dos gastos em campanhas eleitorais. (Cervo, </text:span><text:span text:style-name="T24">Bervian </text:span><text:span text:style-name="T25">e Silva,</text:span><text:span text:style-name="T23"> </text:span><text:span text:style-name="T24">2007</text:span><text:span text:style-name="T23">).</text:span></text:p>
            <text:p text:style-name="P10"/>
            <text:p text:style-name="P10">Utilizando-se de uma abordagem quantitativa, <text:span text:style-name="T9">o trabalho </text:span>pretende abordar o problema através de um estudo de caso de natureza aplicada para realizar <text:span text:style-name="T33">o estudo</text:span> dos dados <text:span text:style-name="T9">divulgados pelo Tribunal Superior Eleitoral no Repositório de dados eleitorais:</text:span></text:p>
            <text:p text:style-name="P11"><text:soft-page-break/></text:p>
            <text:p text:style-name="P25">O Repositório de dados eleitorais é uma compilação de informações brutas das eleições, desde as de 1945, voltada para pesquisadores, imprensa e pessoas interessadas em analisar os dados de eleitorado, candidaturas, resultados e prestação de contas. (<text:span text:style-name="T10">BRASIL</text:span>, 2017)</text:p>
            <text:p text:style-name="P26"/>
            <text:p text:style-name="P14">Para a análise dos dados pretende-se desenvolver um classificador de texto que permita reduzir a dimensionalidade dos dados, com ênfase na análise léxica e na utilização modelo Bayesiano Ingênuo ou Simples de aprendizagem supervisionada para a para categorização dos dados.</text:p>
          </table:table-cell>
        </table:table-row>
      </table:table>
      <text:p text:style-name="P4"/>
      <text:p text:style-name="P4"/>
      <text:p text:style-name="P17">Referências</text:p>
      <text:p text:style-name="P4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31"><text:span text:style-name="T15">ALDRIGHI</text:span><text:span text:style-name="T14">, D. M.; </text:span><text:span text:style-name="T15">SZTUTMAN</text:span><text:span text:style-name="T14">, A. M. </text:span><text:span text:style-name="T12">Financiamento das campanhas eleitorais de 2006 por grupos econômicos e empréstimos do </text:span><text:span text:style-name="T13">BNDES</text:span>. In Encontro Nacional de Economia , Brasil, 2012. ANPEC.</text:p>
            <text:p text:style-name="P35"/>
            <text:p text:style-name="P35"/>
            <text:p text:style-name="P33"><text:span text:style-name="T26">CERVO, Amado Luiz; BERVIAN, Pedro A. </text:span><text:span text:style-name="T27">Metodologia Científica</text:span><text:span text:style-name="T26">. 4 ed. São Paulo: Makron, 1996.</text:span></text:p>
            <text:p text:style-name="P35"/>
            <text:p text:style-name="P35"/>
            <text:p text:style-name="P32"><text:span text:style-name="T14">CERVO, Amado L.; BERVIAN, Pedro A.; SILVA, Roberto da. </text:span><text:span text:style-name="T16">Metodologia científica.</text:span><text:span text:style-name="T14"> 6. ed. São Paulo: Pearson Prentice Hall, 2007. </text:span></text:p>
            <text:p text:style-name="P36"/>
            <text:p text:style-name="P36"/>
            <text:p text:style-name="P29"><text:span text:style-name="T19">BRASIL. Tribunal Superior Eleitoral. </text:span><text:span text:style-name="Strong_20_Emphasis"><text:span text:style-name="T17">Repositório de Dados Eleitorais.</text:span></text:span><text:span text:style-name="Strong_20_Emphasis"><text:span text:style-name="T19"> </text:span></text:span><text:span text:style-name="T19">[2017]. Disponível em: &lt;http://www.tse.jus.br/eleicoes/estatisticas/repositorio-de-dados-eleitorais&gt;. Acesso em: 11 abr. 2017.</text:span></text:p>
            <text:p text:style-name="P36"/>
            <text:p text:style-name="P36"/>
            <text:p text:style-name="P30"><text:span text:style-name="T28">BOAS, T.; HIDALGO, F.; e RICHARDSON, N. The Spoils of Victory: Campaign Donations and Government Contracts in Brazil. </text:span><text:span text:style-name="T30">The Journal of Politics,</text:span><text:span text:style-name="T28"> </text:span><text:span text:style-name="T29">v.</text:span><text:span text:style-name="T31"> 76, </text:span><text:span text:style-name="T32">n</text:span><text:span text:style-name="T31">. 2, p. 415–429, </text:span><text:span text:style-name="T32">abr</text:span><text:span text:style-name="T31"> 2014. </text:span><text:span text:style-name="T32">Disponível em: &lt;http://people.bu.edu/tboas/political_inves tment.pdf&gt;. Acesso em 10 abr. 2017.</text:span></text:p>
            <text:p text:style-name="P38"/>
            <text:p text:style-name="P36"/>
            <text:p text:style-name="P29">CLAESSENS, S.; FEIJEN, E.; LAEVEN, L. <text:span text:style-name="T11">Political Connections and </text:span><text:span text:style-name="T19">Preferential Access to Finance: The Role of Campaign Contributions.</text:span><text:span text:style-name="T22"> </text:span><text:span text:style-name="T17">Journal of Financial Economics, </text:span><text:span text:style-name="T20">v. 88, n. 3, p. 554-580, </text:span><text:span text:style-name="T21">jun. 2008.</text:span></text:p>
            <text:p text:style-name="P37"/>
            <text:p text:style-name="P37"/>
            <text:p text:style-name="P34"><text:span text:style-name="T21">LAKATOS, Eva Maria; MARCONI, Mariana de Andrade. </text:span><text:span text:style-name="T18">Fundamentos de Metodologia Científica</text:span><text:span text:style-name="T21">. 4 ed. São Paulo: Atlas, 2001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text-properties fo:font-size="10pt" style:font-size-asian="10pt" style:font-size-complex="10pt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0_0-ppga_5f_CAPA" style:display-name="00-ppga_CAPA" style:family="paragraph" style:master-page-name="">
      <style:paragraph-properties fo:line-height="150%" fo:text-align="center" style:justify-single-word="false" style:page-number="auto" style:shadow="none" style:snap-to-layout-grid="false"/>
      <style:text-properties fo:color="#000000" style:font-name="Liberation Sans1" fo:font-family="'Liberation Sans'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Referência" style:family="paragraph" style:auto-update="true">
      <style:paragraph-properties fo:line-height="100%" style:snap-to-layout-grid="false"/>
      <style:text-properties style:font-name="Arial" fo:font-family="Arial" style:font-family-generic="swiss" style:font-pitch="variable" fo:font-size="12pt" fo:language="pt" fo:country="BR" officeooo:rsid="002d9e07" style:font-size-asian="12pt" style:font-name-complex="Arial" style:font-family-complex="Arial" style:font-family-generic-complex="swiss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Cabeçalho_20_Char" style:display-name="Cabeçalho Char" style:family="text"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88cm" fo:margin-left="2.439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15cm" svg:height="1.289cm" draw:z-index="3"><draw:image xlink:href="Pictures/100000000000033D00000051624F4D67B901907B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7:26:48.719000000</meta:creation-date>
    <meta:editing-cycles>29</meta:editing-cycles>
    <meta:generator>LibreOffice/5.1.6.2$Linux_X86_64 LibreOffice_project/10m0$Build-2</meta:generator>
    <meta:editing-duration>PT1H7M9S</meta:editing-duration>
    <dc:date>2017-11-16T13:21:06.648810905</dc:date>
    <meta:document-statistic meta:table-count="8" meta:image-count="1" meta:object-count="0" meta:page-count="4" meta:paragraph-count="41" meta:word-count="881" meta:character-count="6041" meta:non-whitespace-character-count="5194"/>
  </office:meta>
</office:document-meta>
</file>